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P3" style:family="paragraph" style:parent-style-name="Header">
      <style:text-properties style:font-name="TeX Gyre DejaVu Math"/>
    </style:style>
    <style:style style:name="P4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559e00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327039"/>
    </style:style>
    <style:style style:name="P7" style:family="paragraph" style:parent-style-name="Standard">
      <style:paragraph-properties fo:text-align="justify" style:justify-single-word="false"/>
      <style:text-properties officeooo:paragraph-rsid="00448024"/>
    </style:style>
    <style:style style:name="P8" style:family="paragraph" style:parent-style-name="Standard">
      <style:paragraph-properties fo:text-align="center" style:justify-single-word="false"/>
      <style:text-properties style:font-name="DejaVu Math TeX Gyre" officeooo:rsid="00186cfc" officeooo:paragraph-rsid="00186cfc"/>
    </style:style>
    <style:style style:name="P9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86cfc" officeooo:paragraph-rsid="00186cf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1bbb09" officeooo:paragraph-rsid="001bbb0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2735b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32451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54acb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55527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6149f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7c76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e300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5112cb" officeooo:paragraph-rsid="005112c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jaVu Math TeX Gyre" fo:font-weight="bold" officeooo:rsid="00186cfc" officeooo:paragraph-rsid="00186cf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Math TeX Gyre" fo:font-weight="bold" officeooo:rsid="00196472" officeooo:paragraph-rsid="00196472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1f302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22e518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2a52c0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2d3904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Math TeX Gyre" fo:font-weight="bold" officeooo:rsid="001bbb09" officeooo:paragraph-rsid="001f3025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DejaVu Math TeX Gyre" fo:font-weight="normal" officeooo:rsid="00186cfc" officeooo:paragraph-rsid="00186cfc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DejaVu Math TeX Gyre" fo:font-weight="normal" officeooo:rsid="00196472" officeooo:paragraph-rsid="0019647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jaVu Math TeX Gyre" fo:font-weight="normal" officeooo:rsid="00196472" officeooo:paragraph-rsid="001a8d8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jaVu Math TeX Gyre" fo:font-weight="normal" officeooo:rsid="00196472" officeooo:paragraph-rsid="001bbb0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jaVu Math TeX Gyre" fo:font-weight="normal" officeooo:rsid="00202d37" officeooo:paragraph-rsid="001f3025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Math TeX Gyre" fo:font-weight="normal" officeooo:rsid="0028ac3c" officeooo:paragraph-rsid="002a52c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02d37" officeooo:paragraph-rsid="001f302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8ac3c" officeooo:paragraph-rsid="002a52c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a52c0" officeooo:paragraph-rsid="002a52c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DejaVu Math TeX Gyre" fo:font-size="12pt" fo:font-weight="normal" officeooo:rsid="00186cfc" officeooo:paragraph-rsid="003843a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DejaVu Math TeX Gyre" fo:font-size="12pt" officeooo:paragraph-rsid="00186cf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186cf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5112cb" officeooo:paragraph-rsid="005112c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47c76b" officeooo:paragraph-rsid="0047c76b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735b3" officeooo:paragraph-rsid="002735b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735b3" officeooo:paragraph-rsid="005112cb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f37ab" officeooo:paragraph-rsid="002f37ab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1bbb09" officeooo:paragraph-rsid="001f302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DejaVu Math TeX Gyre" officeooo:paragraph-rsid="003a4c4e"/>
    </style:style>
    <style:style style:name="P45" style:family="paragraph" style:parent-style-name="Header">
      <style:text-properties style:font-name="TeX Gyre DejaVu Math"/>
    </style:style>
    <style:style style:name="T1" style:family="text">
      <style:text-properties style:font-name="TeX Gyre DejaVu Math" fo:font-size="9.75pt" fo:font-style="normal" style:font-style-asian="normal" style:font-style-complex="normal"/>
    </style:style>
    <style:style style:name="T2" style:family="text">
      <style:text-properties style:font-name="TeX Gyre DejaVu Math" fo:font-size="9.69999980926514pt" style:font-size-asian="9.69999980926514pt" style:font-size-complex="9.699999809265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843ac" style:font-weight-asian="bold" style:font-weight-complex="bold"/>
    </style:style>
    <style:style style:name="T5" style:family="text">
      <style:text-properties fo:font-weight="bold" officeooo:rsid="00186cfc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4c24d2" style:font-size-asian="14pt" style:font-size-complex="14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17349" style:font-size-asian="10.5pt" style:font-size-complex="12pt"/>
    </style:style>
    <style:style style:name="T10" style:family="text">
      <style:text-properties fo:font-size="12pt" officeooo:rsid="0053e8a8" style:font-size-asian="10.5pt" style:font-size-complex="12pt"/>
    </style:style>
    <style:style style:name="T11" style:family="text">
      <style:text-properties fo:font-size="12pt" officeooo:rsid="0054acbc" style:font-size-asian="10.5pt" style:font-size-complex="12pt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d908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02d3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1734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8ac3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a52c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e6015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41429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3fcb0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4802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7c76b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53e8a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54acb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59e00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57099e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6149f4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9647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bbb09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c39ba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a4c4e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e3007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2a30f" style:font-size-asian="12pt" style:font-weight-asian="normal" style:font-size-complex="12pt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3a2c93" style:font-size-asian="12pt" style:font-size-complex="12pt"/>
    </style:style>
    <style:style style:name="T37" style:family="text">
      <style:text-properties fo:font-size="12pt" officeooo:rsid="003a411b" style:font-size-asian="12pt" style:font-size-complex="12pt"/>
    </style:style>
    <style:style style:name="T38" style:family="text">
      <style:text-properties fo:font-size="12pt" officeooo:rsid="003a4c4e" style:font-size-asian="12pt" style:font-size-complex="12pt"/>
    </style:style>
    <style:style style:name="T39" style:family="text">
      <style:text-properties officeooo:rsid="00246732"/>
    </style:style>
    <style:style style:name="T40" style:family="text">
      <style:text-properties officeooo:rsid="002a52c0"/>
    </style:style>
    <style:style style:name="T41" style:family="text">
      <style:text-properties officeooo:rsid="002c29aa"/>
    </style:style>
    <style:style style:name="T42" style:family="text">
      <style:text-properties officeooo:rsid="00311ef1"/>
    </style:style>
    <style:style style:name="T43" style:family="text">
      <style:text-properties officeooo:rsid="0032451c"/>
    </style:style>
    <style:style style:name="T44" style:family="text">
      <style:text-properties officeooo:rsid="0035522e"/>
    </style:style>
    <style:style style:name="T45" style:family="text">
      <style:text-properties officeooo:rsid="0039d919"/>
    </style:style>
    <style:style style:name="T46" style:family="text">
      <style:text-properties style:font-name="DejaVu Math TeX Gyre" fo:font-size="12pt" fo:font-weight="normal" officeooo:rsid="00327039" style:font-size-asian="10.5pt" style:font-weight-asian="normal" style:font-size-complex="12pt" style:font-weight-complex="normal"/>
    </style:style>
    <style:style style:name="T47" style:family="text">
      <style:text-properties style:font-name="DejaVu Math TeX Gyre" fo:font-size="12pt" fo:font-weight="normal" officeooo:rsid="00217349" style:font-size-asian="10.5pt" style:font-weight-asian="normal" style:font-size-complex="12pt" style:font-weight-complex="normal"/>
    </style:style>
    <style:style style:name="T48" style:family="text">
      <style:text-properties style:font-name="DejaVu Math TeX Gyre" fo:font-size="12pt" fo:font-weight="normal" officeooo:rsid="00448024" style:font-size-asian="10.5pt" style:font-weight-asian="normal" style:font-size-complex="12pt" style:font-weight-complex="normal"/>
    </style:style>
    <style:style style:name="T49" style:family="text">
      <style:text-properties style:font-name="DejaVu Math TeX Gyre" fo:font-size="12pt" fo:font-weight="normal" officeooo:rsid="001d908b" style:font-size-asian="12pt" style:font-weight-asian="normal" style:font-size-complex="12pt" style:font-weight-complex="normal"/>
    </style:style>
    <style:style style:name="T50" style:family="text">
      <style:text-properties style:font-name="DejaVu Math TeX Gyre" fo:font-size="12pt" fo:font-weight="normal" officeooo:rsid="00402f47" style:font-size-asian="12pt" style:font-weight-asian="normal" style:font-size-complex="12pt" style:font-weight-complex="normal"/>
    </style:style>
    <style:style style:name="T51" style:family="text">
      <style:text-properties style:font-name="DejaVu Math TeX Gyre" fo:font-size="12pt" fo:font-weight="normal" officeooo:rsid="0047c76b" style:font-size-asian="12pt" style:font-weight-asian="normal" style:font-size-complex="12pt" style:font-weight-complex="normal"/>
    </style:style>
    <style:style style:name="T52" style:family="text">
      <style:text-properties style:font-name="DejaVu Math TeX Gyre" fo:font-size="12pt" fo:font-weight="bold" officeooo:rsid="00402f47" style:font-size-asian="12pt" style:font-weight-asian="bold" style:font-size-complex="12pt" style:font-weight-complex="bold"/>
    </style:style>
    <style:style style:name="T53" style:family="text">
      <style:text-properties style:font-name="DejaVu Math TeX Gyre" fo:font-size="14pt" fo:font-weight="bold" officeooo:rsid="001bbb09" style:font-size-asian="14pt" style:font-weight-asian="bold" style:font-size-complex="14pt" style:font-weight-complex="bold"/>
    </style:style>
    <style:style style:name="T54" style:family="text">
      <style:text-properties officeooo:rsid="004a7cea"/>
    </style:style>
    <style:style style:name="T55" style:family="text">
      <style:text-properties officeooo:rsid="004c24d2"/>
    </style:style>
    <style:style style:name="T56" style:family="text">
      <style:text-properties officeooo:rsid="004e3007"/>
    </style:style>
    <style:style style:name="T57" style:family="text">
      <style:text-properties officeooo:rsid="0053e8a8"/>
    </style:style>
    <style:style style:name="T58" style:family="text">
      <style:text-properties officeooo:rsid="0054acbc"/>
    </style:style>
    <style:style style:name="T59" style:family="text">
      <style:text-properties officeooo:rsid="00555274"/>
    </style:style>
    <style:style style:name="T60" style:family="text">
      <style:text-properties officeooo:rsid="0057099e"/>
    </style:style>
    <style:style style:name="T61" style:family="text">
      <style:text-properties officeooo:rsid="005bd56a"/>
    </style:style>
    <style:style style:name="T62" style:family="text">
      <style:text-properties officeooo:rsid="005d2dfd"/>
    </style:style>
    <style:style style:name="T63" style:family="text">
      <style:text-properties officeooo:rsid="005ea7c8"/>
    </style:style>
    <style:style style:name="T64" style:family="text">
      <style:text-properties officeooo:rsid="005f674e"/>
    </style:style>
    <style:style style:name="T65" style:family="text">
      <style:text-properties officeooo:rsid="006149f4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7">SSC0103-1 - Programação Orientada a Objetos</text:p>
      <text:p text:style-name="P8"/>
      <text:p text:style-name="P8"/>
      <text:p text:style-name="P8"/>
      <text:p text:style-name="P8"/>
      <text:p text:style-name="P9">PROJETO DE APLICATIVO <text:span text:style-name="T44">DESKTOP</text:span> PARA <text:span text:style-name="T44">ADOÇÃO DE <text:s text:c="2"/>ANIMAIS - ADOPET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P26"/>
      <text:p text:style-name="P26"/>
      <text:p text:style-name="P26"/>
      <text:p text:style-name="P26"/>
      <text:p text:style-name="P26"><text:span text:style-name="T45">Alunos</text:span>: </text:p>
      <text:p text:style-name="P36"><text:span text:style-name="T5">Mateus Prado Santos – </text:span><text:span text:style-name="T3">10851707</text:span></text:p>
      <text:p text:style-name="P36"><text:span text:style-name="T5">Matheus Lopes Rigato – 10260462</text:span></text:p>
      <text:p text:style-name="P36"><text:span text:style-name="T5">Matheus Tomieiro de Oliveira – 10734630</text:span></text:p>
      <text:p text:style-name="P36"><text:span text:style-name="T5">Victor Vieira Custodio Reis - 10734686</text:span></text:p>
      <text:p text:style-name="P35"><text:span text:style-name="T3"/></text:p>
      <text:p text:style-name="P35"><text:span text:style-name="T3">Professo</text:span><text:span text:style-name="T4">r:</text:span><text:span text:style-name="T3"> Dr. Márcio Delamar</text:span><text:span text:style-name="T4">o</text:span></text:p>
      <text:p text:style-name="P35"><text:span text:style-name="T4">P</text:span><text:span text:style-name="T3">A</text:span><text:span text:style-name="T4">E: </text:span><text:span text:style-name="T3">Claudinei Jr e Misael Jr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OUTUBRO/2018</text:p>
      <text:p text:style-name="P19"/>
      <text:p text:style-name="P20"><text:soft-page-break/><text:span text:style-name="T6">R</text:span><text:span text:style-name="T7">esumo</text:span></text:p>
      <text:p text:style-name="P20"/>
      <text:p text:style-name="P28"><text:span text:style-name="T3"><text:tab/></text:span><text:span text:style-name="T35">A </text:span><text:span text:style-name="T36">causa animal</text:span><text:span text:style-name="T35"> atualmente é um assunto de grande discussão na </text:span><text:span text:style-name="T36">sociedade</text:span><text:span text:style-name="T35">. </text:span><text:span text:style-name="T37">Muitos animais em situação de abandono sofrem com a falta de alimento e cuidados, morrendo vítimas de fome e patologias.</text:span></text:p>
      <text:p text:style-name="P44"><text:span text:style-name="T29"><text:tab/></text:span><text:span text:style-name="T30">Dado tal cenário ilustrado, a prop</text:span><text:span text:style-name="T31">o</text:span><text:span text:style-name="T30">sta central deste trabalho se constitui na elaboração de um aplicativo que possibilite </text:span><text:span text:style-name="T35">que pessoas ou ONGs compartilhem animais para adoçã</text:span><text:span text:style-name="T38">o e </text:span><text:span text:style-name="T32">permita que pessoas interessadas na adoção entrem em contato com ONGs ou pessoas que tem o animal</text:span><text:span text:style-name="T30">. A proposta é ajudar o usuário a ter </text:span><text:span text:style-name="T31">facilidade na hora de procurar um companheiro pet.</text:span></text:p>
      <text:p text:style-name="P29"/>
      <text:p text:style-name="P29"/>
      <text:p text:style-name="P10">1.<text:span text:style-name="T39">0)</text:span> O P<text:span text:style-name="T55">roblema</text:span> <text:span text:style-name="T55">do abandono no Brasil<text:tab/></text:span></text:p>
      <text:p text:style-name="P42"/>
      <text:p text:style-name="P7"><text:span text:style-name="T53"><text:tab/></text:span><text:span text:style-name="T52">Segundo dados</text:span><text:span text:style-name="T49"> da </text:span><text:span text:style-name="T50">OMS, </text:span><text:span text:style-name="T49">Organização Mundial da Saúde,</text:span><text:span text:style-name="T50"> estima-se que cerca de </text:span><text:span text:style-name="T49">30 milhões de animais vivem </text:span><text:span text:style-name="T50">abandonados em cidades</text:span><text:span text:style-name="T49"> do Brasil, sendo 10 milhões deles gatos e 20 milhões de cã</text:span><text:span text:style-name="T51">es</text:span><text:span text:style-name="T49"> </text:span><text:span text:style-name="T47">(Figura 1.</text:span><text:span text:style-name="T48">0</text:span><text:span text:style-name="T47">)</text:span><text:span text:style-name="T49">.</text:span></text:p>
      <text:p text:style-name="P22"><text:span text:style-name="T13"><text:tab/>A cultura do </text:span><text:span text:style-name="T19">abandono</text:span><text:span text:style-name="T13">, fazendo uma análise no contexto brasileiro, </text:span><text:span text:style-name="T19">tem </text:span><text:span text:style-name="T20">s</text:span><text:span text:style-name="T21">eus</text:span><text:span text:style-name="T20"> dias contados, uma vez que a visibilidade da causa animal ganhou força expressiva nos últimos anos</text:span><text:span text:style-name="T13">. Com a chegada de aplicativos </text:span><text:span text:style-name="T21">na era digital, a facilidade na propagação de informações, denuncias de maus tratos e auxilio na adoção tomou o espaço de muitas telas dentro da sociedade.<text:tab/></text:span></text:p>
      <text:p text:style-name="P22"><text:span text:style-name="T21"><text:tab/></text:span><text:span text:style-name="T22">Todavia, ainda é importante manter a produção de conteúdo e expandir cada vez mais as ferramentas destinadas a essa causa.</text:span></text:p>
      <text:p text:style-name="P22"><text:span text:style-name="T15"/></text:p>
      <text:p text:style-name="P22"><text:span text:style-name="T15"/></text:p>
      <text:p text:style-name="P21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5"/></text:p>
      <text:p text:style-name="P25"><text:span text:style-name="T9"/></text:p>
      <text:p text:style-name="P25"><text:span text:style-name="T9">Figura 1.0</text:span><text:span text:style-name="T15"> – </text:span><text:span text:style-name="T18">Número de animais abandonados no Brasil, segundo dados da OMS.</text:span></text:p>
      <text:p text:style-name="P30"/>
      <text:p text:style-name="P16"><text:soft-page-break/>2.0) <text:span text:style-name="T54">Aplicação</text:span></text:p>
      <text:p text:style-name="P39"/>
      <text:p text:style-name="P17"><text:tab/><text:span text:style-name="T28">Á</text:span><text:span text:style-name="T33">rea: Causa animal.</text:span></text:p>
      <text:p text:style-name="P32"><text:tab/><text:span text:style-name="T56">Projeto: Implementação de aplicativo com plataforma de auxilio na doação de animais.</text:span></text:p>
      <text:p text:style-name="P11"/>
      <text:p text:style-name="P11"/>
      <text:p text:style-name="P18">3.0) Descrição e proposta</text:p>
      <text:p text:style-name="P38"/>
      <text:p text:style-name="P18"><text:tab/><text:span text:style-name="T28">O programa deve conter uma interface amigável que permita ao usuário encontrar fotos e informações sobre os animais disponíveis para a adoção, anunciar animais e entrar em contatos com ONGs. </text:span><text:span text:style-name="T34">Também conterá um sistema de mensagens que visa facilitar a comunicação descrita anteriormente. Nós do projeto acreditamos fielmente que com toda a ajuda possível na produção de conteúdo e auxilio comunicativo, principalmente no ato da adoção, o quadro de abandono será expressivamente diminuído ao longo dos anos, sempre desejando a extinção desse tipo de situação.</text:span></text:p>
      <text:p text:style-name="P41"/>
      <text:p text:style-name="P41"/>
      <text:p text:style-name="P11"><text:span text:style-name="T61">4.</text:span>0) Objetivo<text:span text:style-name="T40">s principais</text:span></text:p>
      <text:p text:style-name="P40"/>
      <text:p text:style-name="P23"><text:span text:style-name="T14"><text:tab/></text:span><text:span text:style-name="T23">Os objetivos centrais</text:span><text:span text:style-name="T16"> nesse projeto são: </text:span></text:p>
      <text:p text:style-name="P33"><text:tab/>a) O desenvolvimento de um <text:span text:style-name="T57">programa para auxilio na adoção de animais abandonados</text:span>; </text:p>
      <text:p text:style-name="P33"><text:tab/>b) <text:span text:style-name="T57">Criação de um interface amigável que conte com fotos e boas descrições</text:span>; </text:p>
      <text:p text:style-name="P31"><text:span text:style-name="T8"><text:tab/>c) </text:span><text:span text:style-name="T10">P</text:span><text:span text:style-name="T8">ossibilidade de monitoramento </text:span><text:span text:style-name="T10">das adoções, sempre busca obtenção de dados positivos</text:span><text:span text:style-name="T8">.</text:span></text:p>
      <text:p text:style-name="P34"><text:tab/>Com isso, espera-se atingir uma <text:span text:style-name="T57">quantidade</text:span> <text:span text:style-name="T42">efetiva de adoções.</text:span></text:p>
      <text:p text:style-name="P43"/>
      <text:p text:style-name="P43"/>
      <text:p text:style-name="P13"><text:span text:style-name="T61">4.1</text:span>) <text:span text:style-name="T58">Objetivos específicos</text:span></text:p>
      <text:p text:style-name="P13"><text:tab/></text:p>
      <text:p text:style-name="P13"><text:tab/><text:span text:style-name="T58">a) </text:span><text:span text:style-name="T11">Reforçar conhecimentos no uso do git;</text:span></text:p>
      <text:p text:style-name="P13"><text:span text:style-name="T11"><text:tab/>b) Fortalecer o trabalho em equipe, assim como cumprimento de metas e responsabilidades.</text:span></text:p>
      <text:p text:style-name="P40"/>
      <text:p text:style-name="P40"/>
      <text:p text:style-name="P11"><text:span text:style-name="T61">5.</text:span>0) M<text:span text:style-name="T41">é</text:span>todos</text:p>
      <text:p text:style-name="P32"/>
      <text:p text:style-name="P24"><text:span text:style-name="T14"><text:tab/></text:span><text:span text:style-name="T17">O aplicativo será </text:span><text:span text:style-name="T23">construído</text:span><text:span text:style-name="T17"> em </text:span><text:span text:style-name="T23">linguagem Java</text:span><text:span text:style-name="T17">. </text:span><text:span text:style-name="T23">Contará com um banco de dados usando mySQL.</text:span><text:span text:style-name="T17"> O uso da linguagem </text:span><text:span text:style-name="T23">Java</text:span><text:span text:style-name="T17"> se torna interessante </text:span><text:span text:style-name="T23">visto </text:span><text:span text:style-name="T17">que apresenta potencial </text:span><text:span text:style-name="T23">estabilidade na construção de aplicações </text:span><text:span text:style-name="T24">e uma ampla gama de funcionalidades essenciais para a criação desse tipo de programa</text:span><text:span text:style-name="T17">. </text:span></text:p>
      <text:p text:style-name="P32"/>
      <text:p text:style-name="P32"/>
      <text:p text:style-name="P32"/>
      <text:p text:style-name="P14"><text:soft-page-break/><text:span text:style-name="T62">6.</text:span>0) <text:span text:style-name="T59">Funcionalidades a serem desenvolvidas</text:span></text:p>
      <text:p text:style-name="P14"><text:tab/></text:p>
      <text:p text:style-name="P14"><text:span text:style-name="T12"><text:tab/></text:span><text:span text:style-name="T25">Temos como funcionalidades principais e essenciais da aplicação:</text:span></text:p>
      <text:p text:style-name="P15"><text:span text:style-name="T25"><text:tab/></text:span><text:span text:style-name="T27">a) Sistema de cadastro de usuários para possibilitar a adoção, assim como o anuncio de animais;</text:span></text:p>
      <text:p text:style-name="P15"><text:span text:style-name="T25"><text:tab/></text:span><text:span text:style-name="T27">b</text:span><text:span text:style-name="T25">) </text:span><text:span text:style-name="T26">Visualização de fotos e informações sobre os animais disponíveis para adoção;</text:span></text:p>
      <text:p text:style-name="P14"><text:span text:style-name="T26"><text:tab/></text:span><text:span text:style-name="T27">c</text:span><text:span text:style-name="T26">) Chat que possibilita contato entre o usuário que deseja a adoção e o usuário que a promove, bem como o contato com ONGs;</text:span></text:p>
      <text:p text:style-name="P14"><text:span text:style-name="T26"><text:tab/></text:span><text:span text:style-name="T27">d</text:span><text:span text:style-name="T26">) Caixa de pesquisa com uso de filtros para melhor se adequar às possibilidades cada usuário.</text:span></text:p>
      <text:p text:style-name="P32"><text:tab/><text:span text:style-name="T65">e) Janela informativa do porquê a adoção é importante.</text:span></text:p>
      <text:p text:style-name="P32"/>
      <text:p text:style-name="P32"/>
      <text:p text:style-name="P12"><text:span text:style-name="T63">7.</text:span>0) <text:span text:style-name="T43">Referencias Bibliográficas</text:span></text:p>
      <text:p text:style-name="P12"/>
      <text:list xml:id="list3025686971" text:style-name="L1">
        <text:list-item>
          <text:p text:style-name="P6"><text:span text:style-name="T46">https://anda.jusbrasil.com.br/noticias/100681698/brasil-tem-30-milhoes-de-animais-abandonados</text:span><text:span text:style-name="T46">;</text:span></text:p>
          <text:p text:style-name="P6"><text:span text:style-name="T46"/></text:p>
        </text:list-item>
        <text:list-item>
          <text:p text:style-name="P6"><text:span text:style-name="T46">https://redeglobo.globo.com/sp/tvtribuna/Caominhada/noticia/mais-de-30-milhoes-de-animais-abandonados-esperam-uma-chance.ghtml</text:span><text:span text:style-name="T46">.</text:span></text:p>
          <text:p text:style-name="P6"><text:span text:style-name="T4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MP3" style:family="paragraph" style:parent-style-name="Header">
      <style:text-properties style:font-name="TeX Gyre DejaVu Math"/>
    </style:style>
    <style:style style:name="MP4" style:family="paragraph" style:parent-style-name="Standard">
      <style:paragraph-properties fo:text-align="center" style:justify-single-word="false"/>
      <style:text-properties officeooo:paragraph-rsid="00559e00"/>
    </style:style>
    <style:style style:name="MT1" style:family="text">
      <style:text-properties officeooo:rsid="0057099e"/>
    </style:style>
    <style:style style:name="MT2" style:family="text">
      <style:text-properties style:font-name="TeX Gyre DejaVu Math" fo:font-size="9.75pt" fo:font-style="normal" style:font-style-asian="normal" style:font-style-complex="normal"/>
    </style:style>
    <style:style style:name="MT3" style:family="text">
      <style:text-properties style:font-name="TeX Gyre DejaVu Math" fo:font-size="9.69999980926514pt" style:font-size-asian="9.69999980926514pt" style:font-size-complex="9.699999809265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>
      <loext:header-first>
        <text:p text:style-name="MP1">Instituto de Ciências Matemáticas e de Computação</text:p>
        <text:p text:style-name="MP1">Departamento de <text:span text:style-name="MT1">Sistemas</text:span> de Computação</text:p>
        <text:p text:style-name="MP1">Universidade de São Paulo</text:p>
        <text:p text:style-name="MP4"><text:span text:style-name="MT2">Av. Trabalhador São-carlense, 400, Caixa Postal 668 - CEP 13560-970 - São Carlos/SP</text:span></text:p>
        <text:p text:style-name="MP4"><text:span text:style-name="MT2">Fone </text:span><text:span text:style-name="MT3">(16) 3373-9700</text:span></text:p>
        <text:p text:style-name="MP3"/>
      </loext:header-first>
      <style:header-left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3:26:20.537536849</meta:creation-date>
    <dc:date>2019-05-19T12:29:16.724580813</dc:date>
    <meta:editing-duration>PT1H59M57S</meta:editing-duration>
    <meta:editing-cycles>48</meta:editing-cycles>
    <meta:generator>LibreOffice/6.1.3.2$MacOSX_X86_64 LibreOffice_project/86daf60bf00efa86ad547e59e09d6bb77c699acb</meta:generator>
    <meta:document-statistic meta:table-count="0" meta:image-count="0" meta:object-count="1" meta:page-count="4" meta:paragraph-count="61" meta:word-count="710" meta:character-count="4760" meta:non-whitespace-character-count="40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000000" loext:label-stroke="none" chart:link-data-style-to-source="true" chart:data-label-number="value" chart:data-label-text="false" chart:data-label-symbol="false" chart:label-position="avoid-overlap" chart:pie-offset="50"/>
      <style:graphic-properties draw:fill-color="#004586"/>
      <style:text-properties fo:font-family="'DejaVu Math TeX Gyre'" style:font-style-name="Bold" fo:font-size="20pt" fo:font-weight="bold" style:font-size-asian="10pt" style:font-size-complex="10pt"/>
    </style:style>
    <style:style style:name="ch10" style:family="chart">
      <style:chart-properties chart:solid-type="cuboid" chart:pie-offset="14"/>
      <style:graphic-properties draw:fill-color="#004586"/>
    </style:style>
    <style:style style:name="ch11" style:family="chart">
      <style:chart-properties chart:solid-type="cuboid" chart:pie-offset="8"/>
      <style:graphic-properties draw:fill-color="#ff420e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>
      <style:graphic-properties draw:fill-color="#004586"/>
    </style:style>
    <style:style style:name="ch14" style:family="chart">
      <style:graphic-properties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3.887cm" svg:y="0.314cm" chart:style-name="ch2">
          <text:p>ANIMAIS ABANDONADOS NO BRASIL</text:p>
        </chart:title>
        <chart:subtitle svg:x="6.541cm" svg:y="1.107cm" chart:style-name="ch3">
          <text:p>(EM MILHÕES)</text:p>
        </chart:subtitle>
        <chart:legend chart:legend-position="end" svg:x="13.993cm" svg:y="3.951cm" style:legend-expansion="high" chart:style-name="ch4"/>
        <chart:plot-area chart:style-name="ch5" chart:data-source-has-labels="both" svg:x="0.319cm" svg:y="2.135cm" svg:width="13.355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933cm" svg:y="2.135cm" svg:width="10.126cm" svg:height="6.685cm"/>
          <dr3d:light dr3d:diffuse-color="#808080" dr3d:direction="(0 0 1)" dr3d:enabled="false" dr3d:specular="true"/>
          <dr3d:light dr3d:diffuse-color="#b3b3b3" dr3d:direction="(0.6 0.677664701820981 0.510656980668903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3" chart:label-cell-address="local-table.$B$1" chart:class="chart:circle">
            <chart:data-point chart:style-name="ch10"/>
            <chart:data-point chart:style-name="ch11"/>
          </chart:series>
          <chart:series chart:style-name="ch12" chart:values-cell-range-address="local-table.$C$2:.$C$3" chart:label-cell-address="local-table.$C$1" chart:class="chart:circle"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ÃE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GATO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